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2" table:default-cell-style-name="ce29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1])" office:value-type="float" office:value="522" calcext:value-type="float">
            <text:p>522</text:p>
          </table:table-cell>
          <table:table-cell table:style-name="ce2" table:formula="of:=SUM([.B3:.B91])" office:value-type="float" office:value="331.12" calcext:value-type="float">
            <text:p>331,12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3.5</text:p>
          </table:table-cell>
          <table:table-cell table:formula="of:=SUM([.E3:.E91])" office:value-type="float" office:value="331.6" calcext:value-type="float">
            <text:p>331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4" table:number-columns-repeated="990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2:.Z12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3:.Z13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4:.Z14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6:.Z16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7:.Z17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8:.Z18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19:.Z19])"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0:.Z2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2:.Z22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3:.Z23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5:.Z2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6:.Z26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2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7:.Z27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2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90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2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3:.Z33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90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0:.Z40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3:.Z43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7:.Z4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9:.Z49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0:.Z50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1:.Z5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2:.Z52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7"/>
          <table:table-cell table:style-name="ce35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5:.Z55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9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58:.Z5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</text:p>
          </table:table-cell>
          <table:table-cell table:number-columns-repeated="30"/>
          <table:table-cell table:style-name="ce35" table:number-columns-repeated="990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1:.Z61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90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internal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 (option for 2 add 4*M4x8TB+t-nut)</text:p>
          </table:table-cell>
          <table:table-cell table:number-columns-repeated="30"/>
          <table:table-cell table:style-name="ce35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69:.Z6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0:.Z7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Entrainement-corps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Entrainement-levier</text:p>
          </table:table-cell>
          <table:table-cell table:formula="of:=SUM([.F72:.Z72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3:.Z73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6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4:.Z7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5:.Z7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90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6:.Z76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7:.Z77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78:.Z78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79:.Z7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2:.Z8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4:.Z84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90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</text:p>
          </table:table-cell>
          <table:table-cell table:formula="of:=SUM([.F87:.Z87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6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24"/>
          <table:table-cell table:number-columns-repeated="22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2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9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90"/>
        </table:table-row>
        <table:table-row table:style-name="ro1">
          <table:table-cell table:number-columns-repeated="3"/>
          <table:table-cell table:style-name="ce11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</text:p>
          </table:table-cell>
          <table:table-cell office:value-type="string" calcext:value-type="string">
            <text:p>alim externe 12v 138W Meanwell (not EU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search/ProductDetail.aspx?R=0virtualkey0virtualkeyGST160A24-R7B" xlink:type="simple">mouser</text:a></text:p>
          </table:table-cell>
          <table:table-cell office:value-type="string" calcext:value-type="string">
            <text:p>alim externe 24v 160W Meanwell (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Kycon/KPJX-PM-4S" xlink:type="simple">mouser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Kycon/KPJX-PM-4S-S" xlink:type="simple">mouser</text:a>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2.5x10</text:p>
          </table:table-cell>
          <table:table-cell table:formula="of:=SUM([.F138:.Z138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4:36:56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2-14T14:38:12.402000000</dc:date>
    <meta:print-date>2015-08-14T12:58:27Z</meta:print-date>
    <meta:editing-duration>P1DT15H37M41S</meta:editing-duration>
    <meta:editing-cycles>121</meta:editing-cycles>
    <meta:document-statistic meta:table-count="1" meta:cell-count="564" meta:object-count="0"/>
  </office:meta>
</office:document-meta>
</file>